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top" draw:auto-grow-height="false" fo:min-height="9.208cm" fo:min-width="5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top" draw:auto-grow-height="false" fo:min-height="9.208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5.134cm" svg:height="9.208cm" svg:x="-0.563cm" svg:y="0.859cm"><text:p text:style-name="P1"><text:span text:style-name="T1">Table User</text:span></text:p><text:p text:style-name="P1"><text:span text:style-name="T1"/></text:p><text:p/><text:p><text:tab/>- id</text:p><text:p/><text:p><text:tab/>-nom de l’user</text:p><text:p/><text:p><text:tab/>-password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e1" draw:style-name="gr1" draw:text-style-name="P1" svg:width="5.134cm" svg:height="9.208cm" svg:x="4.835cm" svg:y="0.621cm"><text:p text:style-name="P1"><text:span text:style-name="T1">Table projet</text:span></text:p><text:p text:style-name="P1"><text:span text:style-name="T1"/></text:p><text:p/><text:p><text:tab/>- id</text:p><text:p/><text:p><text:tab/>-nom du projet</text:p><text:p/><text:p><text:tab/>-chef de projet</text:p><text:p><text:tab/></text:p><text:p><text:tab/>-description</text:p><text:p><text:tab/></text:p><text:p><text:tab/>-ville</text:p><text:p/><text:p><text:tab/>-date de debut</text:p><text:p/><text:p><text:tab/>-date de fin</text:p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e1" draw:style-name="gr2" draw:text-style-name="P1" svg:width="5.425cm" svg:height="9.208cm" svg:x="10.47cm" svg:y="0.912cm"><text:p text:style-name="P1"><text:span text:style-name="T1">Table tâches</text:span></text:p><text:p text:style-name="P1"><text:span text:style-name="T1"/></text:p><text:p/><text:p><text:tab/>- id</text:p><text:p/><text:p><text:tab/>-tâche (description)</text:p><text:p><text:tab/></text:p><text:p><text:tab/>-date limite</text:p><text:p><text:tab/> de réalisation</text:p><text:p><text:tab/></text:p><text:p><text:tab/>-id projet</text:p><text:p/><text:p/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4:02:41.077044224</meta:creation-date>
    <meta:editing-duration>PT11M24S</meta:editing-duration>
    <meta:editing-cycles>3</meta:editing-cycles>
    <meta:generator>LibreOffice/5.1.6.2$Linux_X86_64 LibreOffice_project/10m0$Build-2</meta:generator>
    <dc:date>2017-09-27T16:56:12.637408991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